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bcc" officeooo:paragraph-rsid="0004bbcc"/>
    </style:style>
    <style:style style:name="P2" style:family="paragraph" style:parent-style-name="Standard">
      <style:text-properties fo:font-weight="bold" officeooo:paragraph-rsid="0009fbc9" style:font-weight-asian="bold" style:font-weight-complex="bold"/>
    </style:style>
    <style:style style:name="P3" style:family="paragraph" style:parent-style-name="Standard">
      <style:text-properties fo:font-weight="bold" officeooo:paragraph-rsid="0005fbf2" style:font-weight-asian="bold" style:font-weight-complex="bold"/>
    </style:style>
    <style:style style:name="P4" style:family="paragraph" style:parent-style-name="Standard">
      <style:text-properties officeooo:rsid="00050bde" officeooo:paragraph-rsid="00050bde"/>
    </style:style>
    <style:style style:name="P5" style:family="paragraph" style:parent-style-name="Standard">
      <style:text-properties fo:font-weight="normal" officeooo:rsid="0006ceab" officeooo:paragraph-rsid="0006ceab" style:font-weight-asian="normal" style:font-weight-complex="normal"/>
    </style:style>
    <style:style style:name="P6" style:family="paragraph" style:parent-style-name="Standard">
      <style:text-properties fo:font-weight="normal" officeooo:rsid="0006e525" officeooo:paragraph-rsid="0006e525" style:font-weight-asian="normal" style:font-weight-complex="normal"/>
    </style:style>
    <style:style style:name="P7" style:family="paragraph" style:parent-style-name="Standard">
      <style:text-properties fo:font-weight="normal" officeooo:paragraph-rsid="0009fbc9" style:font-weight-asian="normal" style:font-weight-complex="normal"/>
    </style:style>
    <style:style style:name="P8" style:family="paragraph" style:parent-style-name="Standard">
      <style:text-properties fo:font-weight="normal" officeooo:rsid="000b2902" officeooo:paragraph-rsid="000b2902" style:font-weight-asian="normal" style:font-weight-complex="normal"/>
    </style:style>
    <style:style style:name="P9" style:family="paragraph" style:parent-style-name="Standard">
      <style:text-properties fo:font-weight="normal" officeooo:rsid="000d271d" officeooo:paragraph-rsid="000d271d" style:font-weight-asian="normal" style:font-weight-complex="normal"/>
    </style:style>
    <style:style style:name="P10" style:family="paragraph" style:parent-style-name="Standard">
      <style:text-properties fo:font-weight="normal" officeooo:rsid="000db8d5" officeooo:paragraph-rsid="000db8d5" style:font-weight-asian="normal" style:font-weight-complex="normal"/>
    </style:style>
    <style:style style:name="P11" style:family="paragraph" style:parent-style-name="Standard">
      <style:text-properties fo:font-weight="normal" officeooo:rsid="001097a6" officeooo:paragraph-rsid="001097a6" style:font-weight-asian="normal" style:font-weight-complex="normal"/>
    </style:style>
    <style:style style:name="P12" style:family="paragraph" style:parent-style-name="Standard">
      <style:text-properties fo:font-weight="normal" officeooo:rsid="00089d64" officeooo:paragraph-rsid="00089d64" style:font-weight-asian="normal" style:font-weight-complex="normal"/>
    </style:style>
    <style:style style:name="P13" style:family="paragraph" style:parent-style-name="Standard">
      <style:text-properties fo:font-weight="normal" officeooo:rsid="0009fbc9" officeooo:paragraph-rsid="0009fbc9" style:font-weight-asian="normal" style:font-weight-complex="normal"/>
    </style:style>
    <style:style style:name="P14" style:family="paragraph" style:parent-style-name="Standard">
      <style:text-properties fo:font-weight="normal" officeooo:rsid="00132377" officeooo:paragraph-rsid="00132377" style:font-weight-asian="normal" style:font-weight-complex="normal"/>
    </style:style>
    <style:style style:name="P15" style:family="paragraph" style:parent-style-name="Standard">
      <style:text-properties officeooo:paragraph-rsid="00050bde"/>
    </style:style>
    <style:style style:name="P16" style:family="paragraph" style:parent-style-name="Standard">
      <style:text-properties officeooo:rsid="0005fbf2" officeooo:paragraph-rsid="0005fbf2"/>
    </style:style>
    <style:style style:name="P17" style:family="paragraph" style:parent-style-name="Standard">
      <style:text-properties officeooo:paragraph-rsid="0005fbf2"/>
    </style:style>
    <style:style style:name="P1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fo:font-weight="bold" officeooo:rsid="000db8d5" officeooo:paragraph-rsid="000db8d5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rsid="00132377" officeooo:paragraph-rsid="00132377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fo:font-weight="bold" officeooo:rsid="000d271d" officeooo:paragraph-rsid="000d271d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3pt" fo:font-weight="bold" officeooo:paragraph-rsid="0009fbc9" style:font-size-asian="13pt" style:font-weight-asian="bold" style:font-size-complex="13pt" style:font-weight-complex="bold"/>
    </style:style>
    <style:style style:name="P23" style:family="paragraph" style:parent-style-name="Standard">
      <style:text-properties fo:font-size="13pt" fo:font-weight="bold" officeooo:rsid="0004bbcc" officeooo:paragraph-rsid="0004bbcc" style:font-size-asian="13pt" style:font-weight-asian="bold" style:font-size-complex="13pt" style:font-weight-complex="bold"/>
    </style:style>
    <style:style style:name="P24" style:family="paragraph" style:parent-style-name="Standard">
      <style:text-properties officeooo:rsid="0013cfee" officeooo:paragraph-rsid="0013cfee"/>
    </style:style>
    <style:style style:name="P25" style:family="paragraph" style:parent-style-name="Standard">
      <style:text-properties fo:font-size="13pt" fo:font-weight="bold" officeooo:rsid="00050bde" officeooo:paragraph-rsid="00050bde" style:font-size-asian="13pt" style:font-weight-asian="bold" style:font-size-complex="13pt" style:font-weight-complex="bold"/>
    </style:style>
    <style:style style:name="P26" style:family="paragraph" style:parent-style-name="Standard">
      <style:text-properties fo:font-size="13pt" fo:font-weight="bold" officeooo:rsid="0009fbc9" officeooo:paragraph-rsid="0009fbc9" style:font-size-asian="13pt" style:font-weight-asian="bold" style:font-size-complex="13pt" style:font-weight-complex="bold"/>
    </style:style>
    <style:style style:name="P27" style:family="paragraph" style:parent-style-name="Standard">
      <style:text-properties style:font-name="Liberation Serif" fo:font-size="12pt" fo:language="es" fo:country="ES" fo:font-weight="normal" officeooo:rsid="00132377" officeooo:paragraph-rsid="00132377" style:font-size-asian="12pt" style:font-weight-asian="normal" style:font-weight-complex="normal"/>
    </style:style>
    <style:style style:name="P28" style:family="paragraph" style:parent-style-name="Standard">
      <style:text-properties style:font-name="Liberation Serif" fo:font-size="12pt" fo:language="es" fo:country="ES" fo:font-weight="normal" officeooo:rsid="0013c7fc" officeooo:paragraph-rsid="0013c7fc" style:font-size-asian="12pt" style:font-weight-asian="normal" style:font-weight-complex="normal"/>
    </style:style>
    <style:style style:name="P29" style:family="paragraph" style:parent-style-name="Standard">
      <style:text-properties style:font-name="Liberation Serif" fo:font-size="13pt" fo:language="es" fo:country="ES" fo:font-weight="bold" officeooo:rsid="00132377" officeooo:paragraph-rsid="00132377" style:font-size-asian="13pt" style:font-weight-asian="bold" style:font-weight-complex="normal"/>
    </style:style>
    <style:style style:name="P30" style:family="paragraph" style:parent-style-name="Standard">
      <style:text-properties style:font-name="Calibri" fo:font-size="12pt" fo:language="es" fo:country="ES" fo:font-weight="normal" officeooo:rsid="00132377" officeooo:paragraph-rsid="00132377" style:font-size-asian="12pt" style:font-weight-asian="normal" style:font-weight-complex="normal"/>
    </style:style>
    <style:style style:name="P31" style:family="paragraph" style:parent-style-name="Standard">
      <style:text-properties fo:font-weight="normal" officeooo:rsid="000f73a9" officeooo:paragraph-rsid="000f73a9" style:font-weight-asian="normal" style:font-weight-complex="normal"/>
    </style:style>
    <style:style style:name="P32" style:family="paragraph" style:parent-style-name="Standard">
      <style:text-properties fo:font-weight="normal" officeooo:rsid="00155f9d" officeooo:paragraph-rsid="00155f9d" style:font-weight-asian="normal" style:font-weight-complex="normal"/>
    </style:style>
    <style:style style:name="P33" style:family="paragraph" style:parent-style-name="Standard">
      <style:text-properties officeooo:paragraph-rsid="00132377"/>
    </style:style>
    <style:style style:name="T1" style:family="text">
      <style:text-properties officeooo:rsid="0004bbcc"/>
    </style:style>
    <style:style style:name="T2" style:family="text">
      <style:text-properties officeooo:rsid="00050bde"/>
    </style:style>
    <style:style style:name="T3" style:family="text">
      <style:text-properties officeooo:rsid="0005fbf2"/>
    </style:style>
    <style:style style:name="T4" style:family="text">
      <style:text-properties officeooo:rsid="0006e525"/>
    </style:style>
    <style:style style:name="T5" style:family="text">
      <style:text-properties officeooo:rsid="0009fbc9"/>
    </style:style>
    <style:style style:name="T6" style:family="text">
      <style:text-properties fo:language="es" fo:country="ES"/>
    </style:style>
    <style:style style:name="T7" style:family="text">
      <style:text-properties fo:language="es" fo:country="AR"/>
    </style:style>
    <style:style style:name="T8" style:family="text">
      <style:text-properties officeooo:rsid="000db8d5"/>
    </style:style>
    <style:style style:name="T9" style:family="text">
      <style:text-properties style:font-name="Liberation Serif" fo:font-size="12pt" fo:language="es" fo:country="ES" fo:font-weight="normal" officeooo:rsid="00132377" style:font-size-asian="12pt" style:font-weight-asian="normal" style:font-weight-complex="normal"/>
    </style:style>
    <style:style style:name="T10" style:family="text">
      <style:text-properties style:font-name="Liberation Serif" fo:font-size="12pt" fo:language="es" fo:country="ES" fo:font-weight="normal" officeooo:rsid="00155f9d" style:font-size-asian="12pt" style:font-weight-asian="normal" style:font-weight-complex="normal"/>
    </style:style>
    <style:style style:name="T11" style:family="text">
      <style:text-properties fo:font-size="13pt" officeooo:rsid="0006ceab" style:font-size-asian="13pt" style:font-size-complex="13pt"/>
    </style:style>
    <style:style style:name="T12" style:family="text">
      <style:text-properties fo:font-size="13pt" officeooo:rsid="0005fbf2" style:font-size-asian="13pt" style:font-size-complex="13pt"/>
    </style:style>
    <style:style style:name="T13" style:family="text">
      <style:text-properties officeooo:rsid="00155f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O</text:span>bjetivo general de tu aplicación, informando sobre sus características funcionales.</text:p>
      <text:p text:style-name="Standard">¿De qué forma impactará la vida del usuario?</text:p>
      <text:p text:style-name="P1">Facilita la compra en el restaurante, o facilita los pedidos a domicilio, con opciones a descuentos</text:p>
      <text:p text:style-name="Standard">¿Qué resultados obtendrá?</text:p>
      <text:p text:style-name="P1">La posibilidad de poder comprar a domicilio, o diferentes descuentos y facilidades desde el restaurante</text:p>
      <text:p text:style-name="P1"/>
      <text:p text:style-name="P1"/>
      <text:p text:style-name="P23">Qué tipo de personas serán las que usen tu app.</text:p>
      <text:p text:style-name="P4">Es para cualquier tipo de público que quiera consumir comida en un restaurante</text:p>
      <text:p text:style-name="P1">Investiga que procesos cubrirás para esa persona.</text:p>
      <text:p text:style-name="P15"><text:span text:style-name="T2">La facilidad de que si pides a domicilio, evitar llamar por telefono o tener que entrar en una web, poder pagar de forma fácil y rápida a domicilio, y en el caso de ir al restaurante de forma presencial, pueden utilizar los </text:span><text:span text:style-name="T5">códigos</text:span><text:span text:style-name="T2"> y mirar los productos desde la aplicación</text:span></text:p>
      <text:p text:style-name="P4"/>
      <text:p text:style-name="P4"/>
      <text:p text:style-name="P25">Flujos de usuario</text:p>
      <text:p text:style-name="P16">Caso presencial:</text:p>
      <text:p text:style-name="P16">1. El usuario abre la aplicación y busca en la sección de cupones o productos lo que quiera consumir</text:p>
      <text:p text:style-name="P17"><text:span text:style-name="T3">2. Cuando llegue al mostrador dirá el </text:span><text:span text:style-name="T5">código</text:span><text:span text:style-name="T3"> que desea, o el producto</text:span></text:p>
      <text:p text:style-name="P16"/>
      <text:p text:style-name="P16">Caso a domicilio:</text:p>
      <text:p text:style-name="P16">1. El usuario abre la aplicación y busca los productos que quiera.</text:p>
      <text:p text:style-name="P16">2. Los va agregando a la cesta.</text:p>
      <text:p text:style-name="P16">3. Cuando tenga todo decidido irá a la cesta.</text:p>
      <text:p text:style-name="P16">4. Revisará el método de pago.</text:p>
      <text:p text:style-name="P16"><text:tab/>a. Si tiene método de pago, continuará</text:p>
      <text:p text:style-name="P16"><text:tab/>b. En el caso de no tenerlo, lo agregará para poder continnuar</text:p>
      <text:p text:style-name="P17"><text:span text:style-name="T3">5. Le saldrá el precio total y la posibilidad de utilizar </text:span><text:span text:style-name="T5">cupones</text:span><text:span text:style-name="T3"> de descuentos en el caso de que los tenga.</text:span></text:p>
      <text:p text:style-name="P16">6. Le dará a pagar y su pedido comenzará a procesarse</text:p>
      <text:p text:style-name="P16"/>
      <text:p text:style-name="P24"/>
      <text:p text:style-name="P3"><text:span text:style-name="T11">C</text:span><text:span text:style-name="T12">aracterísticas </text:span><text:span text:style-name="T11">de</text:span><text:span text:style-name="T12"> la app. Es decir, sus funciones como sistema.</text:span></text:p>
      <text:p text:style-name="P5">1. Hacer pedidos a domicilio.</text:p>
      <text:p text:style-name="P5">2. Guardar esos pedidos en la cesta para más tarde</text:p>
      <text:p text:style-name="P5">3. <text:span text:style-name="T4">Guardar métodos de pago</text:span></text:p>
      <text:p text:style-name="P6">4. Cambiar correo</text:p>
      <text:p text:style-name="P12">5. Sistema de niveles, con desbloqueo de ofertas</text:p>
      <text:p text:style-name="P12">6. Elegir entrega con / sin contacto a domicilio</text:p>
      <text:p text:style-name="P13">7. Tener dos direcciones de entrega (Trabajo / Casa)</text:p>
      <text:p text:style-name="P13">8. Historial de cupones utilizados</text:p>
      <text:p text:style-name="P13"/>
      <text:p text:style-name="P13"/>
      <text:p text:style-name="P13"/>
      <text:p text:style-name="P13"/>
      <text:p text:style-name="P2"/>
      <text:p text:style-name="P2"/>
      <text:p text:style-name="P2"/>
      <text:p text:style-name="P2"/>
      <text:p text:style-name="P2"/>
      <text:p text:style-name="P26"><text:soft-page-break/>Los datos que se guardarán</text:p>
      <text:p text:style-name="P31">Productos <text:span text:style-name="T13">con su respectivos códigos</text:span></text:p>
      <text:p text:style-name="P32">Códigos promocionales, con su correspondiente fecha de caducidad</text:p>
      <text:p text:style-name="P11">Datos de usuario : Nombre, contraseña, correo, <text:span text:style-name="T13">datos de la tarjeta, paypal, direcciones de envio, cupones de su cuenta, número de telefono</text:span></text:p>
      <text:p text:style-name="P11">Datos de la cesta</text:p>
      <text:p text:style-name="P7"/>
      <text:p text:style-name="P7"/>
      <text:p text:style-name="P7"/>
      <text:p text:style-name="P22">Crear Bocetos De La App</text:p>
      <text:p text:style-name="P8">Dispositivo destinado:</text:p>
      <text:p text:style-name="P8">Teléfonos</text:p>
      <text:p text:style-name="P8"/>
      <text:p text:style-name="P9"/>
      <text:p text:style-name="P21">Puntos de interacción:</text:p>
      <text:p text:style-name="P9"><text:span text:style-name="T7">- Cesta</text:span> <text:span text:style-name="T7">arriba</text:span> a la <text:span text:style-name="T6">derecha</text:span> para ver el resumen del pedido y pagar</text:p>
      <text:p text:style-name="P9">- Los cuatro botones de la parte de abajo para entrar en los respectivos menus</text:p>
      <text:p text:style-name="P9"/>
      <text:p text:style-name="P9"/>
      <text:p text:style-name="P19">Fuentes de datos:</text:p>
      <text:p text:style-name="P10">- API de terceros: GoogleMaps</text:p>
      <text:p text:style-name="P10">- Base de datos de <text:span text:style-name="T13">mongoDB</text:span></text:p>
      <text:p text:style-name="P10"/>
      <text:p text:style-name="P10"/>
      <text:p text:style-name="P20">Estrategía de sincronización:</text:p>
      <text:p text:style-name="P27">¿El usuario podrá sincronizar los datos manualmente?</text:p>
      <text:p text:style-name="P27">No, se hará todo por debajo, el usuario no podrá controlar esto</text:p>
      <text:p text:style-name="P14"/>
      <text:p text:style-name="P27">¿Cuál es el tiempo necesario entre una sincronización y otra?</text:p>
      <text:p text:style-name="P14">Los datos se sincronizarán a tiempo real, por ejemplo, cuando un usuario guarde un producto en la cesta, al hacer esto se hará una sincronización.</text:p>
      <text:p text:style-name="P14"/>
      <text:p text:style-name="P30">¿Si el dispositivo no tiene conexión de red, de qué forma se controlará la sincronización?</text:p>
      <text:p text:style-name="P14">Si el dispositivo no tiene conexión, no podrá acceder a la App</text:p>
      <text:p text:style-name="P14"/>
      <text:p text:style-name="P14"/>
      <text:p text:style-name="P29">Idiomas Soportados</text:p>
      <text:p text:style-name="P27">¿En cuántos idiomas tendrás que traducir los mensajes de la interfaz y servicios asociados?</text:p>
      <text:p text:style-name="P33"><text:span text:style-name="T10">A</text:span><text:span text:style-name="T9">l Español</text:span></text:p>
      <text:p text:style-name="P27"/>
      <text:p text:style-name="P27"/>
      <text:p text:style-name="P29">Versión SDK</text:p>
      <text:p text:style-name="P28">La versión mínima del SDK se prevé que sea la API 21: Android 5.0,</text:p>
      <text:p text:style-name="P28">y la versión objetivo la API 29: Android 10.0</text:p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/>
    </style:style>
    <style:style style:name="ListLabel_20_2" style:display-name="ListLabel 2" style:family="text">
      <style:text-properties style:font-name="Calibri" fo:font-family="Calibri" style:font-family-generic="roman" style:font-pitch="variable" fo:font-size="12pt"/>
    </style:style>
    <style:style style:name="ListLabel_20_3" style:display-name="ListLabel 3" style:family="text">
      <style:text-properties style:font-name="Calibri" fo:font-family="Calibri" style:font-family-generic="roman" style:font-pitch="variable" fo:font-size="12pt"/>
    </style:style>
    <style:style style:name="ListLabel_20_4" style:display-name="ListLabel 4" style:family="text">
      <style:text-properties style:font-name="Calibri" fo:font-family="Calibri" style:font-family-generic="roman" style:font-pitch="variable" fo:font-size="12pt"/>
    </style:style>
    <style:style style:name="ListLabel_20_5" style:display-name="ListLabel 5" style:family="text">
      <style:text-properties style:font-name="Calibri" fo:font-family="Calibri" style:font-family-generic="roman" style:font-pitch="variable" fo:font-size="12pt"/>
    </style:style>
    <style:style style:name="ListLabel_20_6" style:display-name="ListLabel 6" style:family="text">
      <style:text-properties style:font-name="Calibri" fo:font-family="Calibri" style:font-family-generic="roman" style:font-pitch="variable" fo:font-size="12pt"/>
    </style:style>
    <style:style style:name="ListLabel_20_7" style:display-name="ListLabel 7" style:family="text">
      <style:text-properties style:font-name="Calibri" fo:font-family="Calibri" style:font-family-generic="roman" style:font-pitch="variable" fo:font-size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5-01T23:46:40.136000000</dc:date>
    <meta:editing-duration>PT1H5M16S</meta:editing-duration>
    <meta:editing-cycles>7</meta:editing-cycles>
    <meta:document-statistic meta:table-count="0" meta:image-count="0" meta:object-count="0" meta:page-count="2" meta:paragraph-count="58" meta:word-count="546" meta:character-count="3141" meta:non-whitespace-character-count="2651"/>
  </office:meta>
</office:document-meta>
</file>